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909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gr4" style:family="graphic" style:parent-style-name="standard">
      <style:graphic-properties draw:fill-color="#ff0000" draw:opacity="100%" draw:textarea-horizontal-align="justify" draw:textarea-vertical-align="middle" draw:auto-grow-height="false" fo:min-height="1.909cm" fo:min-width="4.19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909cm" fo:min-width="4.199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909cm" fo:min-width="4.199cm"/>
    </style:style>
    <style:style style:name="gr7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893cm" fo:min-width="3.564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0000" draw:opacity="100%"/>
      <style:paragraph-properties fo:margin-left="0cm" fo:margin-right="0cm" fo:text-align="center" fo:text-indent="0cm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 draw:opacity="100%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794cm" svg:x="12.206cm" svg:y="13.7cm">
          <text:p text:style-name="P1">Eng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4.699cm" svg:height="2.159cm" svg:x="7.542cm" svg:y="4.556cm">
          <text:p text:style-name="P2"><text:span text:style-name="T1">WAI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699cm" svg:height="2.159cm" svg:x="4.742cm" svg:y="1.508cm">
          <text:p text:style-name="P1">QUEUE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4.699cm" svg:height="2.159cm" svg:x="13.208cm" svg:y="21.193cm">
          <text:p text:style-name="P2"><text:span text:style-name="T1">EXEC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4.699cm" svg:height="2.159cm" svg:x="7.731cm" svg:y="17.383cm">
          <text:p text:style-name="P2"><text:span text:style-name="T1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9" draw:id="id9" draw:layer="layout" svg:width="4.699cm" svg:height="2.159cm" svg:x="7.836cm" svg:y="25.929cm">
          <text:p text:style-name="P2"><text:span text:style-name="T1">CANCELL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4.699cm" svg:height="2.159cm" svg:x="13.208cm" svg:y="25.892cm">
          <text:p text:style-name="P1">DO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8" draw:id="id8" draw:layer="layout" svg:width="2.413cm" svg:height="2.413cm" svg:x="5.972cm" svg:y="21.447cm">
          <text:p text:style-name="P1">Us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7" draw:layer="layout" svg:x1="7.092cm" svg:y1="3.667cm" svg:x2="9.892cm" svg:y2="4.556cm" draw:start-shape="id1" draw:start-glue-point="6" draw:end-shape="id2" draw:end-glue-point="4" svg:d="M7092 3667v444h2800v445" svg:viewBox="0 0 2801 890">
          <text:p/>
        </draw:connector>
        <draw:connector draw:style-name="gr8" draw:text-style-name="P7" draw:layer="layout" svg:x1="15.558cm" svg:y1="23.352cm" svg:x2="15.558cm" svg:y2="25.892cm" draw:start-shape="id3" draw:start-glue-point="6" draw:end-shape="id4" draw:end-glue-point="4" svg:d="M15558 23352v2540" svg:viewBox="0 0 1 2541">
          <text:p/>
        </draw:connector>
        <draw:connector draw:style-name="gr9" draw:text-style-name="P7" draw:layer="layout" svg:x1="12.206cm" svg:y1="15.097cm" svg:x2="10.081cm" svg:y2="17.383cm" draw:start-shape="id5" draw:start-glue-point="5" draw:end-shape="id6" draw:end-glue-point="4" svg:d="M12206 15097h-2125v2286" svg:viewBox="0 0 2126 2287">
          <text:p text:style-name="P1">Error</text:p>
        </draw:connector>
        <draw:connector draw:style-name="gr9" draw:text-style-name="P7" draw:layer="layout" svg:x1="9.892cm" svg:y1="10.144cm" svg:x2="13.73cm" svg:y2="13.7cm" draw:start-shape="id7" draw:start-glue-point="6" draw:end-shape="id5" draw:end-glue-point="4" svg:d="M9892 10144v1778h3838v1778" svg:viewBox="0 0 3839 3557">
          <text:p text:style-name="P1"/>
        </draw:connector>
        <draw:connector draw:style-name="gr8" draw:text-style-name="P7" draw:layer="layout" svg:x1="10.081cm" svg:y1="19.542cm" svg:x2="7.179cm" svg:y2="21.447cm" draw:start-shape="id6" draw:start-glue-point="6" draw:end-shape="id8" draw:end-glue-point="4" svg:d="M10081 19542v952h-2902v953" svg:viewBox="0 0 2903 1906">
          <text:p/>
        </draw:connector>
        <draw:connector draw:style-name="gr9" draw:text-style-name="P7" draw:layer="layout" svg:x1="7.179cm" svg:y1="23.86cm" svg:x2="10.186cm" svg:y2="25.929cm" draw:start-shape="id8" draw:start-glue-point="6" draw:end-shape="id9" draw:end-glue-point="4" svg:d="M7179 23860v1034h3007v1035" svg:viewBox="0 0 3008 2070">
          <text:p text:style-name="P1">Cancelled</text:p>
        </draw:connector>
        <draw:connector draw:style-name="gr9" draw:text-style-name="P7" draw:layer="layout" draw:line-skew="-0.546cm" svg:x1="5.972cm" svg:y1="22.654cm" svg:x2="4.742cm" svg:y2="2.588cm" draw:start-shape="id8" draw:start-glue-point="5" draw:end-shape="id1" draw:end-glue-point="5" svg:d="M5972 22654h-2278v-20066h1048" svg:viewBox="0 0 2279 20067">
          <text:p text:style-name="P1">ReSubmit</text:p>
        </draw:connector>
        <draw:connector draw:style-name="gr8" draw:text-style-name="P7" draw:layer="layout" draw:line-skew="0cm -0.492cm" svg:x1="10.186cm" svg:y1="28.088cm" svg:x2="7.179cm" svg:y2="21.447cm" draw:start-shape="id9" draw:start-glue-point="6" draw:end-shape="id8" draw:end-glue-point="4" svg:d="M10186 28088v501h-5208v-7644h2201v502" svg:viewBox="0 0 5209 7645">
          <text:p/>
        </draw:connector>
        <draw:connector draw:style-name="gr8" draw:text-style-name="P7" draw:layer="layout" svg:x1="9.892cm" svg:y1="6.715cm" svg:x2="9.891cm" svg:y2="7.985cm" draw:start-shape="id2" draw:start-glue-point="6" draw:end-shape="id7" svg:d="M9892 6715v635h-1v635" svg:viewBox="0 0 2 1271">
          <text:p/>
        </draw:connector>
        <draw:custom-shape draw:style-name="gr4" draw:text-style-name="P8" xml:id="id7" draw:id="id7" draw:layer="layout" svg:width="4.699cm" svg:height="2.159cm" svg:x="7.542cm" svg:y="7.985cm">
          <text:p text:style-name="P2"><text:span text:style-name="T1">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3.73cm" svg:y1="16.494cm" svg:x2="15.558cm" svg:y2="21.193cm" draw:start-shape="id5" draw:start-glue-point="6" draw:end-shape="id3" draw:end-glue-point="4" svg:d="M13730 16494v2350h1828v2349" svg:viewBox="0 0 1829 4700">
          <text:p text:style-name="P1">No Error</text:p>
        </draw:connector>
        <draw:frame draw:style-name="gr10" draw:text-style-name="P9" draw:layer="layout" svg:width="5.163cm" svg:height="1.651cm" svg:x="12.601cm" svg:y="1.508cm">
          <draw:text-box>
            <text:p><text:span text:style-name="T2">Database Queue</text:span></text:p>
            <text:p><text:span text:style-name="T2">(The real one)</text:span></text:p>
          </draw:text-box>
        </draw:frame>
        <draw:frame draw:style-name="gr11" draw:text-style-name="P9" draw:layer="layout" svg:width="7.112cm" svg:height="2.759cm" svg:x="12.43cm" svg:y="4.138cm">
          <draw:text-box>
            <text:p><text:span text:style-name="T2">ID in Java queue</text:span></text:p>
            <text:p><text:span text:style-name="T2">Just to allow multithread jobs waiting for execution result output</text:span></text:p>
          </draw:text-box>
        </draw:frame>
        <draw:frame draw:style-name="gr12" draw:text-style-name="P9" draw:layer="layout" svg:width="5.163cm" svg:height="1.778cm" svg:x="12.474cm" svg:y="7.858cm">
          <draw:text-box>
            <text:p><text:span text:style-name="T2">Servlet called but no executionId yet</text:span></text:p>
          </draw:text-box>
        </draw:frame>
        <draw:frame draw:style-name="gr12" draw:text-style-name="P9" draw:layer="layout" svg:width="5.163cm" svg:height="1.778cm" svg:x="16.113cm" svg:y="19.034cm">
          <draw:text-box>
            <text:p><text:span text:style-name="T2">ExecutionId created from here</text:span></text:p>
          </draw:text-box>
        </draw:frame>
        <draw:custom-shape draw:style-name="gr13" draw:text-style-name="P1" draw:layer="layout" svg:width="4.064cm" svg:height="1.016cm" svg:x="1.381cm" svg:y="26.019cm">
          <text:p text:style-name="P1">Can modif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3" draw:layer="layout" svg:width="4.064cm" svg:height="1.143cm" svg:x="1.381cm" svg:y="27.289cm">
          <text:p text:style-name="P1">Readonl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5" draw:text-style-name="P7" draw:layer="layout" svg:x1="1.889cm" svg:y1="0.746cm" svg:x2="1.889cm" svg:y2="4.175cm">
          <text:p text:style-name="P1">Managed by </text:p>
          <text:p text:style-name="P1">pool Engine</text:p>
        </draw:line>
        <draw:line draw:style-name="gr15" draw:text-style-name="P7" draw:layer="layout" svg:x1="3.04cm" svg:y1="4.429cm" svg:x2="3.04cm" svg:y2="13.7cm">
          <text:p text:style-name="P1"/>
          <text:p text:style-name="P1">Managed by Cerberus execution engine.</text:p>
        </draw:line>
        <draw:connector draw:style-name="gr16" draw:text-style-name="P1" draw:layer="layout" svg:x1="7.092cm" svg:y1="3.667cm" svg:x2="7.179cm" svg:y2="21.447cm" draw:start-shape="id1" draw:start-glue-point="6" draw:end-shape="id8" draw:end-glue-point="4" svg:d="M7092 3667v8890h87v8890" svg:viewBox="0 0 88 17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3:24:04.268456155</meta:creation-date>
    <dc:date>2017-08-04T08:30:58.532432530</dc:date>
    <meta:editing-duration>P1DT18H31M52S</meta:editing-duration>
    <meta:editing-cycles>11</meta:editing-cycles>
    <meta:generator>LibreOffice/5.3.1.2$Linux_X86_64 LibreOffice_project/30m0$Build-2</meta:generator>
    <meta:document-statistic meta:object-count="28"/>
  </office:meta>
</office:document-meta>
</file>